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9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5" table:default-cell-style-name="ce26"/>
        <table:table-column table:style-name="co12" table:default-cell-style-name="ce26"/>
        <table:table-column table:style-name="co13" table:default-cell-style-name="ce26"/>
        <table:table-column table:style-name="co10" table:number-columns-repeated="1010" table:default-cell-style-name="ce26"/>
        <table:table-row table:style-name="ro1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ffice</text:p>
          </table:table-cell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El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Incumbent</text:p>
          </table:table-cell>
          <table:table-cell table:style-name="ce3" office:value-type="string" calcext:value-type="string">
            <text:p>Unregistered</text:p>
          </table:table-cell>
          <table:table-cell table:style-name="ce3" office:value-type="string" calcext:value-type="string">
            <text:p>Withdrawn</text:p>
          </table:table-cell>
          <table:table-cell table:style-name="ce3" office:value-type="string" calcext:value-type="string">
            <text:p>Elected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Facebook</text:p>
          </table:table-cell>
          <table:table-cell table:style-name="ce3" office:value-type="string" calcext:value-type="string">
            <text:p>LinkedIn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Instagram</text:p>
          </table:table-cell>
          <table:table-cell table:style-name="ce3" office:value-type="string" calcext:value-type="string">
            <text:p>Pinterest</text:p>
          </table:table-cell>
          <table:table-cell table:style-name="ce3" office:value-type="string" calcext:value-type="string">
            <text:p>Flickr</text:p>
          </table:table-cell>
          <table:table-cell table:style-name="ce3" office:value-type="string" calcext:value-type="string">
            <text:p>Tumblr</text:p>
          </table:table-cell>
          <table:table-cell table:style-name="ce3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kora.bob@gmail.com</text:p>
          </table:table-cell>
          <table:table-cell table:number-columns-repeated="19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/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8"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634-9312 tel:+1-519-404-9185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7"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3" office:value-type="string" calcext:value-type="string">
            <text:p>Municipality</text:p>
          </table:table-cell>
          <table:table-cell table:style-name="ce3" office:value-type="string" calcext:value-type="string">
            <text:p>MuncipalityURL</text:p>
          </table:table-cell>
          <table:table-cell table:style-name="ce3" office:value-type="string" calcext:value-type="string">
            <text:p>MunicipalityLogo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6T03:29:34.442972631</dc:date>
    <meta:editing-duration>P5DT16H44M28S</meta:editing-duration>
    <meta:editing-cycles>800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51" meta:object-count="0"/>
  </office:meta>
</office:document-meta>
</file>